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Apple SD Gothic Neo', 'Noto Sans CJK KR', 'KoPubDotum Medium', NanumGothic, 'Malgun Gothic', sans-serif"/>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fo:font-size="9.5pt" style:font-size-asian="9.5pt" style:font-size-complex="9.5pt"/>
    </style:style>
    <style:style style:name="P2" style:family="paragraph" style:parent-style-name="Standard">
      <style:paragraph-properties fo:text-align="center" style:justify-single-word="false"/>
      <style:text-properties fo:font-size="9.5pt" style:font-size-asian="9.5pt" style:font-size-complex="9.5pt"/>
    </style:style>
    <style:style style:name="T1" style:family="text">
      <style:text-properties fo:font-variant="normal" fo:text-transform="none" fo:color="#373a3c" style:font-name="Open Sans" fo:font-size="10.5pt" fo:letter-spacing="normal" fo:font-style="normal" fo:font-weight="normal"/>
    </style:style>
    <style:style style:name="T2" style:family="text">
      <style:text-properties fo:font-variant="normal" fo:text-transform="none" fo:color="#373a3c" style:font-name="Open Sans" fo:font-size="10.5pt" fo:letter-spacing="normal" fo:font-style="normal" fo:font-weight="normal" style:font-name-asian="Open Sans" style:font-size-asian="10.5pt" style:font-style-asian="normal" style:font-weight-asian="normal"/>
    </style:style>
    <style:style style:name="T3" style:family="text">
      <style:text-properties fo:font-variant="normal" fo:text-transform="none" fo:color="#373a3c" fo:letter-spacing="normal" style:font-name-asian="Open Sans" style:font-size-asian="10.5pt" style:font-style-asian="normal" style:font-weight-asian="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오감도 시제 1호</text:p>
      <text:p text:style-name="P2"><text:tab/><text:tab/><text:tab/><text:tab/><text:tab/><text:tab/>이상</text:p>
      <text:p text:style-name="P2"/>
      <text:p text:style-name="P2">十三人의兒孩가道路로疾走하오.<text:line-break/>(길은막달은골목이適當하오.)<text:line-break/><text:line-break/>第一의兒孩가무섭다고그리오.<text:line-break/>第二의兒孩도무섭다고그리오.<text:line-break/>第三의兒孩도무섭다고그리오.<text:line-break/>第四의兒孩도무섭다고그리오.<text:line-break/>第五의兒孩도무섭다고그리오.<text:line-break/>第六의兒孩도무섭다고그리오.<text:line-break/>第七의兒孩도무섭다고그리오.<text:line-break/>第八의兒孩도무섭다고그리오.<text:line-break/>第九의兒孩도무섭다고그리오.<text:line-break/>第十의兒孩도무섭다고그리오.</text:p>
      <text:p text:style-name="P2">第十一의兒孩가무섭다고그리오.<text:line-break/>第十二의兒孩도무섭다고그리오.<text:line-break/>第十三의兒孩도무섭다고그리오.<text:line-break/>十三人의兒孩는무서운兒孩와무서워하는兒孩와그러케뿐이모혓소.(다른事情은업는것이차라리나앗소)<text:line-break/><text:line-break/>그中에一人의兒孩가무서운兒孩라도좃소.<text:line-break/>그中에二人의兒孩가무서운兒孩라도좃소.<text:line-break/>그中에二人의兒孩가무서워하는兒孩라도좃소.<text:line-break/>그中에一人의兒孩가무서워하는兒孩라도좃소.<text:line-break/><text:line-break/>(길은뚤닌골목이라도適當하오.)<text:line-break/>十三人의兒孩가道路로疾走하지아니하야도좃소.</text:p>
      <text:p text:style-name="P1"/>
      <text:p text:style-name="P1"><text:s text:c="2"/>1910년에 태어난 김해경은 필명을 이상으로 정하고 1930년에 조선지에 연재된 「12월 12일」로 문학계에 데뷔했다. <text:s/>이후 1937년 그가 죽기까지 17년간 2000여편이 넘는 작품을 남겼다. </text:p>
      <text:p text:style-name="P1"><text:s text:c="2"/>이상은 전문용어와 외국어, 숫자와 알 수 없는 기호와 이상한 문장의 남발로 괴짜취급을 받기도 하였으나 데뷔작인 「12월 12일」, 「지도의 암실」등을 보면 평범한 소설임을 보면 문학가로서의 이상은 진지했다고 할 수 있을 것 이다.</text:p>
      <text:p text:style-name="P1"/>
      <text:p text:style-name="P1">먼저 이 작품이 나오기 3년전에 쓰인「 조감도」라는 시가 있다. 이 작품에서는 자신의 다른 작품을 패러디한 작품이 많이 있다. 나는 이 시의 제목이 자신의 시 「조감도」를 패러디 했다고 생각한다. 「조감도」란 새가 위에서 아래로 내려다 본다는 모양이라서 「조감도」라고 한다. 이 작품의 제목인 「오감도」의 烏자는 鳥자에서 파생된 모든 한자중에 유일하게 한획을 지우면서 만들어진 한자인다. 이러한 불완전한 단어를 통해 이 작품에서는 불안감을 형상화 하였다고 할 수 있겠다. 그러나 ‘까마귀’라는 새는 흉조라고 하지만 우리 민족의 뿌리에서는 ‘까마귀’는 길조였다는 점과 숭배까지 하였다는 점에서 ‘까마귀’란 밖으로는 불안감과 암울함을 만들어 내고 있지만 반대로 내면적으로는 무언가를 염원하고 있는것이라고 생각한다. 이 1행에서는 13인의 아해가 도로로 질주하고 있다는 정황을 설명한다. 그러나 2행에서는 “길은 막다른 골목이 적당하오”라고 진술하고있다. 막다른 골목이란 어떻게 할 수 없는 절박한 상황을 의미한다. 이런 상황에서 "제1의아해가무섭다고그리오"라는 문장과 동일한 내용의 진술을 '제1의아해'부터 '제13의아해'에 이르기까지 열세 번이나 반복하여 열거하고 있다. 여기서 시적 진술의 수사적 장치로 활용되는 열거와 진술의 반복은 진술되는 내용 자체의 의미 공간을 내적으로 확하고 이를 강조하는 기능을 수행한다. 이 단순한 반복과 열거를 통해 긴박감을 고조시키면서 확장되고 있는 것이다. 마지막줄의 “13인의아해는무서운아해와무서워하는아해와그렇게뿐이모였소.”라는 표현을 보면 무서워 하는 아해중에 무서운 아해도 있음을 의미한다. 다음 연에서는 무서워하는 아해라도, 무서운 아해라도 좋다고 표현함으로서 무서워하든 무섭든 ‘괜찮다’고 표현하고 있다. <text:s/>마지막 연에서 “뚫린 골목이라도 적당하오”라면서 “아해가 도로로 질주하지 않아도 좋다”라고 끝맺고 있다. 막다른 골목이라는 시련이 끝나도 좋다고 하면서 이젠 질주하지 않아도 ‘괜찮다’고 말하고 있다.</text:p>
      <text:p text:style-name="P1"/>
      <text:p text:style-name="P1">시제 1호는 결국 까마귀의 시각을 빌려 이 시대의 인간이 인간을 공포의 대상으로 여길 수밖에 없게 된 인간 사회의 비리와 모순을 지적하고 이를 까마귀라는 전지적인 시점에서 더이상 13인의 아해가 도로로 질주하지 아니하여도 좋다고 말하는 점에서 이상은 이러한 점이 풀리기를 바라고 있음을 알 수 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Apple SD Gothic Neo', 'Noto Sans CJK KR', 'KoPubDotum Medium', NanumGothic, 'Malgun Gothic', sans-serif"/>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1:46:22.279387410</meta:creation-date>
    <meta:editing-duration>PT27M56S</meta:editing-duration>
    <meta:editing-cycles>6</meta:editing-cycles>
    <meta:generator>LibreOffice/5.1.4.2$Linux_X86_64 LibreOffice_project/10m0$Build-2</meta:generator>
    <dc:date>2017-03-21T12:14:16.288914727</dc:date>
    <meta:document-statistic meta:table-count="0" meta:image-count="0" meta:object-count="0" meta:page-count="1" meta:paragraph-count="8" meta:word-count="1444" meta:character-count="1808" meta:non-whitespace-character-count="1470"/>
  </office:meta>
</office:document-meta>
</file>